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text-properties fo:color="#000000"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color="#000000"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000000" style:font-name="DejaVu Sans Condensed" fo:font-size="14pt" fo:font-style="normal" fo:font-weight="bold" officeooo:rsid="001ffbfd" officeooo:paragraph-rsid="00be328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 Condensed" fo:font-size="14pt" fo:font-weight="normal" officeooo:rsid="001ffbfd" officeooo:paragraph-rsid="00d1777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8" style:family="paragraph" style:parent-style-name="Standard">
      <style:text-properties fo:color="#000000" style:font-name="DejaVu Sans Condensed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c3086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text-properties fo:color="#000000"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3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DejaVu Sans Condensed1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text-properties fo:font-size="6pt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officeooo:paragraph-rsid="0074279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officeooo:rsid="0021583a" officeooo:paragraph-rsid="00b2a4e2"/>
    </style:style>
    <style:style style:name="P37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39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b2a4e2" officeooo:paragraph-rsid="00b2a4e2" style:font-size-asian="5.25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cacd6b" officeooo:paragraph-rsid="00cacd6b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cacd6b" officeooo:paragraph-rsid="00cacd6b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2pt" fo:font-style="normal" fo:font-weight="normal" officeooo:rsid="00cacd6b" officeooo:paragraph-rsid="00cacd6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b2a4e2" officeooo:paragraph-rsid="00b2a4e2"/>
    </style:style>
    <style:style style:name="P44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24d13b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6e0b6b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b2a4e2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985425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ad197a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45121" style:font-size-asian="12pt" style:font-size-complex="12pt"/>
    </style:style>
    <style:style style:name="T4" style:family="text">
      <style:text-properties fo:font-size="12pt" officeooo:rsid="00d6955b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1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2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tyle="normal" fo:font-weight="normal" officeooo:rsid="00c70979" style:font-style-asian="normal" style:font-weight-asian="normal" style:font-style-complex="normal" style:font-weight-complex="normal"/>
    </style:style>
    <style:style style:name="T14" style:family="text">
      <style:text-properties style:font-name="DejaVu Sans Condensed" fo:font-style="normal" fo:font-weight="normal" officeooo:rsid="00c85c41" style:font-style-asian="normal" style:font-weight-asian="normal" style:font-style-complex="normal" style:font-weight-complex="normal"/>
    </style:style>
    <style:style style:name="T15" style:family="text">
      <style:text-properties style:font-name="DejaVu Sans Condensed" fo:font-style="normal" fo:font-weight="normal" officeooo:rsid="00dd67b6" style:font-style-asian="normal" style:font-weight-asian="normal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cc91f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ccc3a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cea8f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cf9ee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normal" officeooo:rsid="00d01936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d42a6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fo:font-style="normal" fo:font-weight="normal" officeooo:rsid="00d4d91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b2a4e2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normal" fo:font-weight="bold" officeooo:rsid="00b45121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DejaVu Sans Condensed" fo:font-size="12pt" fo:font-style="normal" fo:font-weight="bold" officeooo:rsid="00d54978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DejaVu Sans Condensed"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e7660" style:font-style-asian="italic" style:font-weight-asian="normal" style:font-style-complex="italic" style:font-weight-complex="normal"/>
    </style:style>
    <style:style style:name="T46" style:family="text">
      <style:text-properties fo:font-style="italic" officeooo:rsid="0072dc9f" style:font-style-asian="italic" style:font-style-complex="italic"/>
    </style:style>
    <style:style style:name="T47" style:family="text">
      <style:text-properties officeooo:rsid="0072dc9f"/>
    </style:style>
    <style:style style:name="T48" style:family="text">
      <style:text-properties officeooo:rsid="007d724a"/>
    </style:style>
    <style:style style:name="T49" style:family="text">
      <style:text-properties officeooo:rsid="007f3937"/>
    </style:style>
    <style:style style:name="T50" style:family="text">
      <style:text-properties officeooo:rsid="007f81ee"/>
    </style:style>
    <style:style style:name="T51" style:family="text">
      <style:text-properties officeooo:rsid="00ad197a"/>
    </style:style>
    <style:style style:name="T52" style:family="text">
      <style:text-properties officeooo:rsid="00ae6218"/>
    </style:style>
    <style:style style:name="T53" style:family="text">
      <style:text-properties officeooo:rsid="00b1e75c"/>
    </style:style>
    <style:style style:name="T54" style:family="text">
      <style:text-properties officeooo:rsid="00b2a4e2"/>
    </style:style>
    <style:style style:name="T55" style:family="text">
      <style:text-properties fo:color="#000000" style:font-name="DejaVu Sans Condensed1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color="#000000" style:font-name="DejaVu Sans Condensed1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000000" style:font-name="DejaVu Sans Condensed1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000000" style:font-name="DejaVu Sans Condensed1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color="#000000" style:font-name="DejaVu Sans Condensed1" officeooo:rsid="00d2cabe"/>
    </style:style>
    <style:style style:name="T60" style:family="text">
      <style:text-properties officeooo:rsid="00c26f3b"/>
    </style:style>
    <style:style style:name="T61" style:family="text">
      <style:text-properties officeooo:rsid="00c30861"/>
    </style:style>
    <style:style style:name="T62" style:family="text">
      <style:text-properties officeooo:rsid="00cea8fa"/>
    </style:style>
    <style:style style:name="T63" style:family="text">
      <style:text-properties officeooo:rsid="00d30853"/>
    </style:style>
    <style:style style:name="T64" style:family="text">
      <style:text-properties style:font-name="DejaVu Sans Condensed1" fo:font-style="normal" style:text-underline-style="none" style:font-style-asian="normal" style:font-style-complex="normal"/>
    </style:style>
    <style:style style:name="T65" style:family="text">
      <style:text-properties style:font-name="DejaVu Sans Condensed1" fo:font-style="normal" style:text-underline-style="none" officeooo:rsid="00d17778" style:font-style-asian="normal" style:font-style-complex="normal"/>
    </style:style>
    <style:style style:name="T66" style:family="text">
      <style:text-properties officeooo:rsid="00de8957"/>
    </style:style>
    <style:style style:name="T67" style:family="text">
      <style:text-properties officeooo:rsid="00e07c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ared A. Dunbar</text:p>
      <text:p text:style-name="P8"/>
      <text:p text:style-name="P6"><text:a xlink:type="simple" xlink:href="mailto:jrddunbr@gmail.com" text:style-name="Internet_20_link" text:visited-style-name="Visited_20_Internet_20_Link"><text:span text:style-name="T64">jrddunbr@gmail.com</text:span></text:a><text:span text:style-name="T64"> </text:span><text:span text:style-name="T65">| </text:span><text:span text:style-name="T64">cell (860) 578–6821</text:span></text:p>
      <text:p text:style-name="P27"/>
      <text:p text:style-name="P29"><text:span text:style-name="T55"><text:s/></text:span><text:a xlink:type="simple" xlink:href="https://github.com/jrddunbr" text:style-name="Internet_20_link" text:visited-style-name="Visited_20_Internet_20_Link"><text:span text:style-name="T56">github.com/jrddunbr</text:span></text:a><text:span text:style-name="T57"> | </text:span><text:a xlink:type="simple" xlink:href="http://ja13.org/" text:style-name="Internet_20_link" text:visited-style-name="Visited_20_Internet_20_Link">ja13.org</text:a><text:span text:style-name="T56"> </text:span><text:span text:style-name="T58">| </text:span><text:a xlink:type="simple" xlink:href="http://pool.sks-keyservers.net/pks/lookup?search=jared+dunbar&amp;op=vindex" office:target-frame-name="_blank" xlink:show="new" text:style-name="Internet_20_link" text:visited-style-name="Visited_20_Internet_20_Link"><text:span text:style-name="T59">CF20 2CC8 59BA C692</text:span></text:a></text:p>
      <text:p text:style-name="P14"/>
      <text:p text:style-name="P3">Education<text:span text:style-name="T1"> –</text:span> Bachelor’s Degree in Computer Science, <text:span text:style-name="T63">Minor in IT</text:span></text:p>
      <text:p text:style-name="P22"/>
      <text:p text:style-name="P2"><text:tab/><text:span text:style-name="T2">Clarkson University,</text:span><text:span text:style-name="T3"> </text:span><text:span text:style-name="T2">Potsdam, NY <text:s text:c="46"/></text:span><text:span text:style-name="T7">Graduation: May 2019</text:span></text:p>
      <text:p text:style-name="P21"/>
      <text:p text:style-name="P4"><text:span text:style-name="T66">Professional Work </text:span>Experience</text:p>
      <text:p text:style-name="P23"/>
      <text:p text:style-name="P36"><text:span text:style-name="T38"><text:tab/>Office of Info Tech, Clarkson University – </text:span><text:span text:style-name="T41">Main Office</text:span><text:span text:style-name="T39"> <text:s text:c="4"/></text:span><text:span text:style-name="T40"><text:s text:c="11"/></text:span><text:span text:style-name="T43">Jan</text:span><text:span text:style-name="T42"> 201</text:span><text:span text:style-name="T43">8</text:span><text:span text:style-name="T42"> – </text:span><text:span text:style-name="T43">Present</text:span></text:p>
      <text:p text:style-name="P39"/>
      <text:list xml:id="list4164825945" text:style-name="L1">
        <text:list-item>
          <text:p text:style-name="P40"><text:span text:style-name="T20">I</text:span><text:span text:style-name="T16">nstall</text:span><text:span text:style-name="T32">ing</text:span><text:span text:style-name="T16"> fiber patches, configur</text:span><text:span text:style-name="T32">ing</text:span><text:span text:style-name="T16"> Juniper swtiches</text:span><text:span text:style-name="T33">, </text:span><text:span text:style-name="T34">converting older IOS configurations into newer Juniper network configurations for new hardware</text:span></text:p>
        </text:list-item>
      </text:list>
      <text:p text:style-name="P41"/>
      <text:list xml:id="list174238454610565" text:continue-numbering="true" text:style-name="L1">
        <text:list-item>
          <text:p text:style-name="P40"><text:span text:style-name="T16">Integrat</text:span><text:span text:style-name="T32">ing</text:span><text:span text:style-name="T16"> Linux systems with Windows Active Directory, </text:span><text:span text:style-name="T35">including</text:span><text:span text:style-name="T34"> SMB shares</text:span></text:p>
        </text:list-item>
      </text:list>
      <text:p text:style-name="P41"/>
      <text:list xml:id="list174238568757247" text:continue-numbering="true" text:style-name="L1">
        <text:list-item>
          <text:p text:style-name="P42">Wrote internal monitoring software to enhance Nagios monitoring software suite</text:p>
        </text:list-item>
      </text:list>
      <text:p text:style-name="P28"/>
      <text:list xml:id="list174239295840087" text:continue-numbering="true" text:style-name="L1">
        <text:list-item>
          <text:p text:style-name="P43"><text:span text:style-name="T20">W</text:span><text:span text:style-name="T16">orking in </text:span><text:span text:style-name="T36">datacenters</text:span><text:span text:style-name="T16">, connecting sensor arrays, </text:span><text:span text:style-name="T31">installing </text:span><text:span text:style-name="T36">hardware, </text:span><text:span text:style-name="T37">inventory</text:span></text:p>
        </text:list-item>
      </text:list>
      <text:p text:style-name="P22"/>
      <text:p text:style-name="P35"><text:tab/><text:span text:style-name="T2">Office of Info Tech, Clarkson University – </text:span><text:span text:style-name="T4">IT Helpdesk <text:s text:c="5"/></text:span><text:span text:style-name="T2"><text:s text:c="3"/></text:span><text:span text:style-name="T5">Sept. 2016 – </text:span><text:span text:style-name="T6">Jan. 2018</text:span></text:p>
      <text:p text:style-name="P37"/>
      <text:list xml:id="list174240504809102" text:continue-numbering="true" text:style-name="L1">
        <text:list-item>
          <text:p text:style-name="P44"><text:span text:style-name="T19">Imag</text:span><text:span text:style-name="T30">ing</text:span><text:span text:style-name="T19"> computers, install</text:span><text:span text:style-name="T30">ing</text:span><text:span text:style-name="T19"> software and </text:span><text:span text:style-name="T28">configur</text:span><text:span text:style-name="T30">ing</text:span><text:span text:style-name="T19"> </text:span><text:span text:style-name="T20">licensing</text:span></text:p>
        </text:list-item>
      </text:list>
      <text:p text:style-name="P30"/>
      <text:list xml:id="list174239199277971" text:continue-numbering="true" text:style-name="L1">
        <text:list-item>
          <text:p text:style-name="P45"><text:span text:style-name="T19">D</text:span><text:span text:style-name="T21">iagnos</text:span><text:span text:style-name="T30">ing</text:span><text:span text:style-name="T21"> </text:span><text:span text:style-name="T22">and resolv</text:span><text:span text:style-name="T30">ing</text:span><text:span text:style-name="T21"> </text:span><text:span text:style-name="T19">hardware </text:span><text:span text:style-name="T23">and software </text:span><text:span text:style-name="T19">problems</text:span></text:p>
        </text:list-item>
      </text:list>
      <text:p text:style-name="P31"/>
      <text:list xml:id="list174239879019902" text:continue-numbering="true" text:style-name="L1">
        <text:list-item>
          <text:p text:style-name="P44"><text:span text:style-name="T24">Work</text:span><text:span text:style-name="T30">ing</text:span><text:span text:style-name="T24"> one-on-one with </text:span><text:span text:style-name="T28">faculty and students</text:span><text:span text:style-name="T24"> </text:span><text:span text:style-name="T25">t</text:span><text:span text:style-name="T24">o solve </text:span><text:span text:style-name="T26">technical </text:span><text:span text:style-name="T24">problems</text:span></text:p>
        </text:list-item>
      </text:list>
      <text:p text:style-name="P33"/>
      <text:p text:style-name="P34"><text:span text:style-name="T67">Additional </text:span>Technical Experience</text:p>
      <text:p text:style-name="P32"/>
      <text:p text:style-name="P9"><text:tab/>Clarkson Open Source Institute (COSI)<text:span text:style-name="T1"> <text:s text:c="36"/></text:span><text:span text:style-name="T44">Aug. 2015 – </text:span><text:span text:style-name="T45">Present</text:span></text:p>
      <text:p text:style-name="P24"/>
      <text:p text:style-name="P10"><text:span text:style-name="T46"><text:tab/><text:tab/></text:span><text:span text:style-name="T47">Lead an outreach program, teamed up with CU Project Challege, Google igniteCS</text:span></text:p>
      <text:p text:style-name="P24"/>
      <text:p text:style-name="P11"><text:tab/><text:span text:style-name="T54">Held the role of System Administrator for two years:</text:span></text:p>
      <text:p text:style-name="P15"/>
      <text:list xml:id="list147120975" text:style-name="L2">
        <text:list-item>
          <text:p text:style-name="P46"><text:span text:style-name="T27">Manage </text:span><text:span text:style-name="T29">VM</text:span><text:span text:style-name="T27"> h</text:span><text:span text:style-name="T17">osts</text:span><text:span text:style-name="T27">, </text:span><text:span text:style-name="T29">websites, documentation, public FOSS mirror</text:span></text:p>
        </text:list-item>
      </text:list>
      <text:p text:style-name="P16"/>
      <text:list xml:id="list174239246728910" text:continue-numbering="true" text:style-name="L2">
        <text:list-item>
          <text:p text:style-name="P47"><text:span text:style-name="T19">Maintain </text:span><text:span text:style-name="T18">server and </text:span><text:span text:style-name="T19">network racks, including </text:span><text:span text:style-name="T18">set-up of servers, configuration</text:span></text:p>
          <text:p text:style-name="P48">of network switches, specifically <text:span text:style-name="T62">combining </text:span>L<text:span text:style-name="T54">ACP</text:span>, STP, SNMP, <text:span text:style-name="T53">VLANs on Juniper and TP Link switching hardware, running firewall systems, DNS systems</text:span></text:p>
        </text:list-item>
      </text:list>
      <text:p text:style-name="P17"/>
      <text:list xml:id="list174239579934709" text:continue-numbering="true" text:style-name="L2">
        <text:list-item>
          <text:p text:style-name="P49">Team player – work with other system administrators to solve <text:span text:style-name="T60">complex </text:span>problems</text:p>
        </text:list-item>
      </text:list>
      <text:p text:style-name="P18"/>
      <text:p text:style-name="P5"><text:span text:style-name="T51">Technical</text:span> Skills</text:p>
      <text:p text:style-name="P38"/>
      <text:p text:style-name="P12"><text:tab/><text:span text:style-name="T61">Fluent in </text:span>Python <text:span text:style-name="T51">3</text:span>, <text:span text:style-name="T49">Markdown,</text:span> <text:span text:style-name="T48">Java,</text:span> Lab<text:span text:style-name="T52">VIEW, worked with web dev</text:span>,<text:span text:style-name="T49"> </text:span>GNU C/C++</text:p>
      <text:p text:style-name="P19"/>
      <text:p text:style-name="P13"><text:tab/><text:span text:style-name="T51">Fluent </text:span>System Administration <text:span text:style-name="T50">of</text:span> Arch Linux, Debian, Ubuntu, <text:span text:style-name="T51">Fedora, CentOS 7,</text:span></text:p>
      <text:p text:style-name="P50"><text:tab/><text:tab/>RHEL 7, and popular derivatives. Experienced with Windows XP, 7, 10 as well</text:p>
      <text:p text:style-name="P19"/>
      <text:p text:style-name="P25"><text:span text:style-name="T8"><text:tab/></text:span><text:span text:style-name="T10">Knowledgeable in</text:span><text:span text:style-name="T8"> Server Hardware, </text:span><text:span text:style-name="T11">Network Hardware, </text:span><text:span text:style-name="T12">SLURM cluster software</text:span></text:p>
      <text:p text:style-name="P20"/>
      <text:p text:style-name="P26"><text:span text:style-name="T9"><text:tab/></text:span><text:span text:style-name="T10">Working knowledge of Junos CLI, </text:span><text:span text:style-name="T13">work with IOS CLI </text:span><text:span text:style-name="T14">briefly </text:span><text:span text:style-name="T15">from time to 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text-align="start" style:justify-single-word="false"/>
      <style:text-properties fo:color="#000000" officeooo:rsid="00cacd6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8-06-20T15:25:25.870059826" text:fixed="true">06/20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6-20T17:41:30.650952985</dc:date>
    <meta:editing-duration>PT4H19M14S</meta:editing-duration>
    <meta:editing-cycles>140</meta:editing-cycles>
    <meta:generator>LibreOffice/6.0.4.2$Linux_X86_64 LibreOffice_project/00m0$Build-2</meta:generator>
    <meta:document-statistic meta:table-count="0" meta:image-count="0" meta:object-count="0" meta:page-count="1" meta:paragraph-count="30" meta:word-count="288" meta:character-count="2097" meta:non-whitespace-character-count="1725"/>
  </office:meta>
</office:document-meta>
</file>